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ORG.LIBREOFFICE.RAWSUBTRACT( [.D313];30);3)" office:value-type="float" office:value="34" calcext:value-type="float">
            <text:p>34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PRODUCT(2;ORG.LIBREOFFICE.RAWSUBTRACT( [.D314];5))" office:value-type="float" office:value="34" calcext:value-type="float">
            <text:p>34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PRODUCT(2;ORG.LIBREOFFICE.RAWSUBTRACT( [.D315];5))" office:value-type="float" office:value="36" calcext:value-type="float">
            <text:p>36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PRODUCT(2;ORG.LIBREOFFICE.RAWSUBTRACT( [.D316];5))" office:value-type="float" office:value="26" calcext:value-type="float">
            <text:p>26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PRODUCT(2;ORG.LIBREOFFICE.RAWSUBTRACT( [.D317];5))" office:value-type="float" office:value="28" calcext:value-type="float">
            <text:p>28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PRODUCT(2;ORG.LIBREOFFICE.RAWSUBTRACT( [.D318];5))" office:value-type="float" office:value="54" calcext:value-type="float">
            <text:p>54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PRODUCT(2;ORG.LIBREOFFICE.RAWSUBTRACT( [.D319];5))" office:value-type="float" office:value="30" calcext:value-type="float">
            <text:p>3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2" table:formula="of:=QUOTIENT(ORG.LIBREOFFICE.RAWSUBTRACT( [.D321];30);3)" office:value-type="float" office:value="37" calcext:value-type="float">
            <text:p>37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PRODUCT(2;ORG.LIBREOFFICE.RAWSUBTRACT( [.D322];5))" office:value-type="float" office:value="38" calcext:value-type="float">
            <text:p>38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PRODUCT(2;ORG.LIBREOFFICE.RAWSUBTRACT( [.D323];5))" office:value-type="float" office:value="24" calcext:value-type="float">
            <text:p>24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PRODUCT(2;ORG.LIBREOFFICE.RAWSUBTRACT( [.D324];5))" office:value-type="float" office:value="58" calcext:value-type="float">
            <text:p>58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PRODUCT(2;ORG.LIBREOFFICE.RAWSUBTRACT( [.D325];5))" office:value-type="float" office:value="24" calcext:value-type="float">
            <text:p>24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PRODUCT(2;ORG.LIBREOFFICE.RAWSUBTRACT( [.D326];5))" office:value-type="float" office:value="46" calcext:value-type="float">
            <text:p>46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PRODUCT(2;ORG.LIBREOFFICE.RAWSUBTRACT( [.D327];5))" office:value-type="float" office:value="32" calcext:value-type="float">
            <text:p>32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2" table:formula="of:=QUOTIENT(ORG.LIBREOFFICE.RAWSUBTRACT( [.D329];30);3)" office:value-type="float" office:value="71" calcext:value-type="float">
            <text:p>71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PRODUCT(2;ORG.LIBREOFFICE.RAWSUBTRACT( [.D330];5))" office:value-type="float" office:value="62" calcext:value-type="float">
            <text:p>62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PRODUCT(2;ORG.LIBREOFFICE.RAWSUBTRACT( [.D331];5))" office:value-type="float" office:value="80" calcext:value-type="float">
            <text:p>8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PRODUCT(2;ORG.LIBREOFFICE.RAWSUBTRACT( [.D332];5))" office:value-type="float" office:value="60" calcext:value-type="float">
            <text:p>6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PRODUCT(2;ORG.LIBREOFFICE.RAWSUBTRACT( [.D333];5))" office:value-type="float" office:value="78" calcext:value-type="float">
            <text:p>78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PRODUCT(2;ORG.LIBREOFFICE.RAWSUBTRACT( [.D334];5))" office:value-type="float" office:value="84" calcext:value-type="float">
            <text:p>84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PRODUCT(2;ORG.LIBREOFFICE.RAWSUBTRACT( [.D335];5))" office:value-type="float" office:value="66" calcext:value-type="float">
            <text:p>66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2" table:formula="of:=QUOTIENT(ORG.LIBREOFFICE.RAWSUBTRACT( [.D337];30);3)" office:value-type="float" office:value="72" calcext:value-type="float">
            <text:p>72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PRODUCT(2;ORG.LIBREOFFICE.RAWSUBTRACT( [.D338];5))" office:value-type="float" office:value="64" calcext:value-type="float">
            <text:p>64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PRODUCT(2;ORG.LIBREOFFICE.RAWSUBTRACT( [.D339];5))" office:value-type="float" office:value="78" calcext:value-type="float">
            <text:p>78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PRODUCT(2;ORG.LIBREOFFICE.RAWSUBTRACT( [.D340];5))" office:value-type="float" office:value="70" calcext:value-type="float">
            <text:p>7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PRODUCT(2;ORG.LIBREOFFICE.RAWSUBTRACT( [.D341];5))" office:value-type="float" office:value="82" calcext:value-type="float">
            <text:p>82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PRODUCT(2;ORG.LIBREOFFICE.RAWSUBTRACT( [.D342];5))" office:value-type="float" office:value="68" calcext:value-type="float">
            <text:p>68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PRODUCT(2;ORG.LIBREOFFICE.RAWSUBTRACT( [.D343];5))" office:value-type="float" office:value="70" calcext:value-type="float">
            <text:p>7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2" table:formula="of:=QUOTIENT(ORG.LIBREOFFICE.RAWSUBTRACT( [.D345];30);3)" office:value-type="float" office:value="74" calcext:value-type="float">
            <text:p>74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PRODUCT(2;ORG.LIBREOFFICE.RAWSUBTRACT( [.D346];5))" office:value-type="float" office:value="78" calcext:value-type="float">
            <text:p>78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PRODUCT(2;ORG.LIBREOFFICE.RAWSUBTRACT( [.D347];5))" office:value-type="float" office:value="70" calcext:value-type="float">
            <text:p>7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PRODUCT(2;ORG.LIBREOFFICE.RAWSUBTRACT( [.D348];5))" office:value-type="float" office:value="82" calcext:value-type="float">
            <text:p>82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PRODUCT(2;ORG.LIBREOFFICE.RAWSUBTRACT( [.D349];5))" office:value-type="float" office:value="70" calcext:value-type="float">
            <text:p>7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PRODUCT(2;ORG.LIBREOFFICE.RAWSUBTRACT( [.D350];5))" office:value-type="float" office:value="72" calcext:value-type="float">
            <text:p>72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PRODUCT(2;ORG.LIBREOFFICE.RAWSUBTRACT( [.D351];5))" office:value-type="float" office:value="76" calcext:value-type="float">
            <text:p>76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12:32.92809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13:57:08.670800027</dc:date>
    <meta:editing-duration>P1DT9H55M9S</meta:editing-duration>
    <meta:editing-cycles>208</meta:editing-cycles>
    <meta:document-statistic meta:table-count="2" meta:cell-count="3921" meta:object-count="0"/>
  </office:meta>
</office:document-meta>
</file>